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font-size="22pt" style:font-size-asian="16pt" style:font-size-complex="16pt"/>
    </style:style>
    <style:style style:name="T3" style:family="text">
      <style:text-properties fo:font-size="22pt" fo:font-weight="bold" style:font-size-asian="16pt" style:font-weight-asian="bold" style:font-size-complex="16pt" style:font-weight-complex="bold"/>
    </style:style>
    <style:style style:name="T4" style:family="text">
      <style:text-properties fo:font-size="20pt" style:font-size-asian="15pt" style:font-size-complex="15pt"/>
    </style:style>
    <style:style style:name="T5" style:family="text">
      <style:text-properties fo:font-size="20pt" fo:font-weight="bold" style:font-size-asian="15pt" style:font-weight-asian="bold" style:font-size-complex="15pt" style:font-weight-complex="bold"/>
    </style:style>
    <style:style style:name="T6" style:family="text">
      <style:text-properties fo:font-size="20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DOCKER CONTAINER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- V.ARVIND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51cm" presentation:class="title" presentation:user-transformed="true">
          <draw:text-box>
            <text:p><text:span text:style-name="T1">WHAT IS DOCKER? WHAT IS CONTAINER?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2"><text:s text:c="7"/></text:span><text:span text:style-name="T2">Docker is a tool used to deploy the applications in a box (called </text:span><text:span text:style-name="T3">containers</text:span><text:span text:style-name="T2">) to run on the host operating system i.e. Linux.</text:span></text:p>
                <text:p><text:span text:style-name="T4"><text:s text:c="6"/></text:span><text:span text:style-name="T5">DOCKER</text:span><text:span text:style-name="T6"> allows users to package an application with all of its </text:span><text:span text:style-name="T6">dependencies into a standardized unit called </text:span><text:span text:style-name="T5">CONTAINERS</text:span><text:span text:style-name="T6"> for software </text:span><text:span text:style-name="T6">development. </text:span></text:p>
                <text:p><text:span text:style-name="T4"><text:s text:c="5"/></text:span><text:span text:style-name="T4">Unlike virtual machines, containers do not have the high overhead and </text:span><text:span text:style-name="T4">hence enable more efficient usage of the underlying system and </text:span><text:span text:style-name="T4">resource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53cm" presentation:class="title" presentation:user-transformed="true">
          <draw:text-box>
            <text:p>WHY USE CONTAINERS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<text:span text:style-name="T4"><text:s text:c="5"/></text:span><text:span text:style-name="T4">Containers offer a logical packaging mechanism in which applications </text:span><text:span text:style-name="T4">can be abstracted from the environment in which they actually run. This </text:span><text:span text:style-name="T4">allows container-based applications to be deployed easily and consistently, </text:span><text:span text:style-name="T4">in any environment like private data center, the public cloud, developer’s </text:span><text:span text:style-name="T4">personal laptop.</text:span></text:p>
                <text:p><text:span text:style-name="T4"><text:s text:c="5"/></text:span><text:span text:style-name="T4">Containers are light-weight, portable, modular in nature.</text:span></text:p>
                <text:p><text:span text:style-name="T4"><text:s text:c="5"/></text:span><text:span text:style-name="T4">Companies like Google, Facebook, Netflix leverage containers to make </text:span><text:span text:style-name="T4">large engineering teams more productive and to improve utilization of </text:span><text:span text:style-name="T4">compute resources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7:44:26.583491380</meta:creation-date>
    <meta:editing-duration>PT17M55S</meta:editing-duration>
    <meta:editing-cycles>5</meta:editing-cycles>
    <meta:generator>LibreOffice/6.0.6.2$Linux_X86_64 LibreOffice_project/00m0$Build-2</meta:generator>
    <dc:title>Classy Red</dc:title>
    <dc:date>2019-02-17T18:13:23.262245101</dc:date>
    <meta:document-statistic meta:object-count="49"/>
  </office:meta>
</office:document-meta>
</file>